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gallery</text:h>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 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 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text:s text:c="2"/>Chisq<text:s text:c="2"/>=<text:s text:c="2"/>12,<text:s text:c="2"/>df<text:s text:c="2"/>=<text:s text:c="2"/>9,<text:s text:c="2"/>p-value<text:s text:c="2"/>=<text:s text:c="2"/>0.2133</text:p>
        <text:p text:style-name="para-screen"><text:s text:c="2"/>*<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summary(glm.D93),<text:s text:c="2"/>caption<text:s text:c="2"/>=<text:s text:c="2"/>"summary<text:s text:c="2"/>glm.D93")</text:p>
        <text:p text:style-name="para-screen">.summary<text:s text:c="2"/>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summary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9.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Survdiff</text:h>

<text:p/>
        <text:p text:style-name="para-screen">&gt; library(survival)</text:p>
        <text:p text:style-name="para-screen">&gt;<text:s text:c="2"/>survdiff.aml<text:s text:c="2"/>&lt;-<text:s text:c="2"/>survdiff(Surv(time,<text:s text:c="2"/>status)<text:s text:c="2"/>~<text:s text:c="2"/>x,<text:s text:c="2"/>data<text:s text:c="2"/>=<text:s text:c="2"/>aml)</text:p>
        <text:p text:style-name="para-screen">&gt;<text:s text:c="2"/>ascii(survdiff.aml,<text:s text:c="2"/>caption<text:s text:c="2"/>=<text:s text:c="2"/>"survdiff.aml",<text:s text:c="2"/>digits<text:s text:c="2"/>=<text:s text:c="2"/>c(0,<text:s text:c="2"/>0,</text:p>
        <text:p text:style-name="para-screen">+<text:s text:c="10"/>2,<text:s text:c="2"/>2,<text:s text:c="2"/>2,<text:s text:c="2"/>0,<text:s text:c="2"/>5),<text:s text:c="2"/>format<text:s text:c="2"/>=<text:s text:c="2"/>c(rep("f",<text:s text:c="2"/>6),<text:s text:c="2"/>"E"))</text:p>
        <text:p text:style-name="para-screen">.survdiff.aml</text:p>
        <text:p text:style-name="para-screen">[options="header"]</text:p>
        <text:p text:style-name="para-screen">|=======================================================================</text:p>
        <text:p text:style-name="para-screen">|<text:s text:c="30"/>|N<text:s text:c="2"/>|Observed|Expected|(O-E)^2/E|(O-E)^2/V|df|p</text:p>
        <text:p text:style-name="para-screen">|x=Maintained<text:s text:c="6"/>|11|7<text:s text:c="14"/>|10.69<text:s text:c="6"/>|1.27<text:s text:c="10"/>|3.40<text:s text:c="10"/>|1<text:s text:c="2"/>|6.53393E-02</text:p>
        <text:p text:style-name="para-screen">|x=Nonmaintained|12|11<text:s text:c="12"/>|7.31<text:s text:c="8"/>|1.86<text:s text:c="10"/>|3.40<text:s text:c="10"/>|<text:s text:c="4"/>|</text:p>
        <text:p text:style-name="para-screen">|=======================================================================</text:p>

<text:h text:style-name="Heading-small">Table 10. survdiff.aml</text:h>
<table:table table:style-name="table-default">
          <table:table-column table:number-columns-repeated="8"/>








<table:table-header-rows>
<table:table-row>
<!--position=1-->
              <!--last=8-->
              <!--parent-position=1-->
              <!--parent-last=1-->
              <table:table-cell office:value-type="string" table:style-name="table-default.cell-H-A3">
                <!--child::otherwise-->
                <text:p text:style-name="Standard">               </text:p>
              </table:table-cell>
<!--position=2-->
              <!--last=8-->
              <!--parent-position=1-->
              <!--parent-last=1-->
              <table:table-cell office:value-type="string" table:style-name="table-default.cell-H-B3">
                <!--child::otherwise-->
                <text:p text:style-name="Standard">N </text:p>
              </table:table-cell>
<!--position=3-->
              <!--last=8-->
              <!--parent-position=1-->
              <!--parent-last=1-->
              <table:table-cell office:value-type="string" table:style-name="table-default.cell-H-B3">
                <!--child::otherwise-->
                <text:p text:style-name="Standard">Observed</text:p>
              </table:table-cell>
<!--position=4-->
              <!--last=8-->
              <!--parent-position=1-->
              <!--parent-last=1-->
              <table:table-cell office:value-type="string" table:style-name="table-default.cell-H-B3">
                <!--child::otherwise-->
                <text:p text:style-name="Standard">Expected</text:p>
              </table:table-cell>
<!--position=5-->
              <!--last=8-->
              <!--parent-position=1-->
              <!--parent-last=1-->
              <table:table-cell office:value-type="string" table:style-name="table-default.cell-H-B3">
                <!--child::otherwise-->
                <text:p text:style-name="Standard">(O-E)^2/E</text:p>
              </table:table-cell>
<!--position=6-->
              <!--last=8-->
              <!--parent-position=1-->
              <!--parent-last=1-->
              <table:table-cell office:value-type="string" table:style-name="table-default.cell-H-B3">
                <!--child::otherwise-->
                <text:p text:style-name="Standard">(O-E)^2/V</text:p>
              </table:table-cell>
<!--position=7-->
              <!--last=8-->
              <!--parent-position=1-->
              <!--parent-last=1-->
              <table:table-cell office:value-type="string" table:style-name="table-default.cell-H-B3">
                <!--child::otherwise-->
                <text:p text:style-name="Standard">df</text:p>
              </table:table-cell>
<!--position=8-->
              <!--last=8-->
              <!--parent-position=1-->
              <!--parent-last=1-->
              <table:table-cell office:value-type="string" table:style-name="table-default.cell-H-C3">
                <!--child::otherwise-->
                <text:p text:style-name="Standard">p</text:p>
              </table:table-cell>
</table:table-row>
</table:table-header-rows>

<table:table-row>
<!--position=1-->
            <!--last=8-->
            <!--parent-position=1-->
            <!--parent-last=2-->
            <table:table-cell office:value-type="string" table:style-name="table-default.cell-A1">
              <!--child::*-->
              <text:p text:style-name="Standard">
                <text:p text:style-name="para-padding">x=Maintained</text:p>
              </text:p>
            </table:table-cell>
<!--position=2-->
            <!--last=8-->
            <!--parent-position=1-->
            <!--parent-last=2-->
            <table:table-cell office:value-type="string" table:style-name="table-default.cell-B1">
              <!--child::*-->
              <text:p text:style-name="Standard">
                <text:p text:style-name="para-padding">11</text:p>
              </text:p>
            </table:table-cell>
<!--position=3-->
            <!--last=8-->
            <!--parent-position=1-->
            <!--parent-last=2-->
            <table:table-cell office:value-type="string" table:style-name="table-default.cell-B1">
              <!--child::*-->
              <text:p text:style-name="Standard">
                <text:p text:style-name="para-padding">7</text:p>
              </text:p>
            </table:table-cell>
<!--position=4-->
            <!--last=8-->
            <!--parent-position=1-->
            <!--parent-last=2-->
            <table:table-cell office:value-type="string" table:style-name="table-default.cell-B1">
              <!--child::*-->
              <text:p text:style-name="Standard">
                <text:p text:style-name="para-padding">10.69</text:p>
              </text:p>
            </table:table-cell>
<!--position=5-->
            <!--last=8-->
            <!--parent-position=1-->
            <!--parent-last=2-->
            <table:table-cell office:value-type="string" table:style-name="table-default.cell-B1">
              <!--child::*-->
              <text:p text:style-name="Standard">
                <text:p text:style-name="para-padding">1.27</text:p>
              </text:p>
            </table:table-cell>
<!--position=6-->
            <!--last=8-->
            <!--parent-position=1-->
            <!--parent-last=2-->
            <table:table-cell office:value-type="string" table:style-name="table-default.cell-B1">
              <!--child::*-->
              <text:p text:style-name="Standard">
                <text:p text:style-name="para-padding">3.40</text:p>
              </text:p>
            </table:table-cell>
<!--position=7-->
            <!--last=8-->
            <!--parent-position=1-->
            <!--parent-last=2-->
            <table:table-cell office:value-type="string" table:style-name="table-default.cell-B1">
              <!--child::*-->
              <text:p text:style-name="Standard">
                <text:p text:style-name="para-padding">1</text:p>
              </text:p>
            </table:table-cell>
<!--position=8-->
            <!--last=8-->
            <!--parent-position=1-->
            <!--parent-last=2-->
            <table:table-cell office:value-type="string" table:style-name="table-default.cell-C1">
              <!--child::*-->
              <text:p text:style-name="Standard">
                <text:p text:style-name="para-padding">6.53393E-02</text:p>
              </text:p>
            </table:table-cell>
</table:table-row>
<table:table-row>
<!--position=1-->
            <!--last=8-->
            <!--parent-position=2-->
            <!--parent-last=2-->
            <table:table-cell office:value-type="string" table:style-name="table-default.cell-A3">
              <!--child::*-->
              <text:p text:style-name="Standard">
                <text:p text:style-name="para-padding">x=Nonmaintained</text:p>
              </text:p>
            </table:table-cell>
<!--position=2-->
            <!--last=8-->
            <!--parent-position=2-->
            <!--parent-last=2-->
            <table:table-cell office:value-type="string" table:style-name="table-default.cell-B3">
              <!--child::*-->
              <text:p text:style-name="Standard">
                <text:p text:style-name="para-padding">12</text:p>
              </text:p>
            </table:table-cell>
<!--position=3-->
            <!--last=8-->
            <!--parent-position=2-->
            <!--parent-last=2-->
            <table:table-cell office:value-type="string" table:style-name="table-default.cell-B3">
              <!--child::*-->
              <text:p text:style-name="Standard">
                <text:p text:style-name="para-padding">11</text:p>
              </text:p>
            </table:table-cell>
<!--position=4-->
            <!--last=8-->
            <!--parent-position=2-->
            <!--parent-last=2-->
            <table:table-cell office:value-type="string" table:style-name="table-default.cell-B3">
              <!--child::*-->
              <text:p text:style-name="Standard">
                <text:p text:style-name="para-padding">7.31</text:p>
              </text:p>
            </table:table-cell>
<!--position=5-->
            <!--last=8-->
            <!--parent-position=2-->
            <!--parent-last=2-->
            <table:table-cell office:value-type="string" table:style-name="table-default.cell-B3">
              <!--child::*-->
              <text:p text:style-name="Standard">
                <text:p text:style-name="para-padding">1.86</text:p>
              </text:p>
            </table:table-cell>
<!--position=6-->
            <!--last=8-->
            <!--parent-position=2-->
            <!--parent-last=2-->
            <table:table-cell office:value-type="string" table:style-name="table-default.cell-B3">
              <!--child::*-->
              <text:p text:style-name="Standard">
                <text:p text:style-name="para-padding">3.40</text:p>
              </text:p>
            </table:table-cell>
<!--position=7-->
            <!--last=8-->
            <!--parent-position=2-->
            <!--parent-last=2-->
            <table:table-cell office:value-type="string" table:style-name="table-default.cell-B3">
              <!--child::*-->
              <text:p text:style-name="Standard">
                <text:p text:style-name="para-padding"/>
              </text:p>
            </table:table-cell>
<!--position=8-->
            <!--last=8-->
            <!--parent-position=2-->
            <!--parent-last=2-->
            <table:table-cell office:value-type="string" table:style-name="table-default.cell-C3">
              <!--child::*-->
              <text:p text:style-name="Standard">
                <text:p text:style-name="para-padding"/>
              </text:p>
            </table:table-cell>
</table:table-row>

</table:table>



<!--section level 1-->
        <text:h text:outline-level="1" text:style-name="Heading1">Convert</text:h>

<text:p text:style-name="para-padding">Sweave process creates a yourdocument.txt file from yourdocument.Rnw.</text:p>
<text:p text:style-name="para-padding">You can convert it to html format with the following command:</text:p>
<text:p/>
        <text:p text:style-name="para-screen">asciidoc<text:s text:c="2"/>yourdocument.txt</text:p>
<text:p text:style-name="para-padding">or to docbook format with:</text:p>
<text:p/>
        <text:p text:style-name="para-screen">asciidoc<text:s text:c="2"/>-b<text:s text:c="2"/>docbook<text:s text:c="2"/>yourdocument.txt</text:p>
<text:p text:style-name="para-padding">For example, you can see the source of <text:a xlink:type="simple" xlink:href="http://eusebe.github.com/r2asciidoc/index.Rnw">this documentation</text:a>, the file <text:a xlink:type="simple" xlink:href="http://eusebe.github.com/r2asciidoc/index.txt">generated by Sweave</text:a>, the same file in <text:a xlink:type="simple" xlink:href="http://eusebe.github.com/r2asciidoc/index.xml">docbook format</text:a>, the same file <text:a xlink:type="simple" xlink:href="http://eusebe.github.com/r2asciidoc/index.pdf">converted to pdf</text:a> with dblatex, and the same file <text:a xlink:type="simple" xlink:href="http://eusebe.github.com/r2asciidoc/index.odt">converted to odt</text:a> with docbook2odf.</text:p>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